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E0AE13385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0.775cm" fo:min-width="3.055cm" fo:wrap-option="wrap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1.016cm" fo:min-width="3.055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8pt"/>
    </style:style>
    <style:style style:name="P3" style:family="paragraph">
      <style:paragraph-properties fo:text-align="center"/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cm" svg:y="0.002cm">
          <draw:image xlink:href="Pictures/1000000100000320000001E0AE133859.png" xlink:type="simple" xlink:show="embed" xlink:actuate="onLoad" draw:mime-type="image/png">
            <text:p/>
          </draw:image>
        </draw:frame>
        <draw:custom-shape draw:style-name="gr2" draw:text-style-name="P3" draw:layer="layout" svg:width="3.555cm" svg:height="1.025cm" svg:x="0.164cm" svg:y="2.12cm">
          <text:p text:style-name="P2">To save a new queue file, type the name here and then click Save.</text:p>
          <draw:enhanced-geometry svg:viewBox="0 0 21600 21600" draw:mirror-horizontal="true" draw:type="line-callout-1" draw:modifiers="-4501.01237345332 -36526.3157894737 -516.310461192351 3873.684210526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3.555cm" svg:height="1.266cm" svg:x="1.161cm" svg:y="3.336cm">
          <text:p text:style-name="P2">To load an existing queue file, select it from this list and then click Load.</text:p>
          <draw:enhanced-geometry svg:viewBox="0 0 21600 21600" draw:mirror-horizontal="true" draw:type="line-callout-1" draw:modifiers="-4501.01237345332 -29595.5801104972 -516.310461192351 3119.8105761641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12T16:39:57.435776671</dc:date>
    <meta:editing-cycles>22</meta:editing-cycles>
    <meta:editing-duration>P1DT4H59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